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4" calcext:value-type="date">
            <text:p>11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0" calcext:value-type="date">
            <text:p>11/10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2" calcext:value-type="date">
            <text:p>11/12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3" calcext:value-type="date">
            <text:p>11/13/18</text:p>
          </table:table-cell>
          <table:table-cell office:value-type="float" office:value="152.6" calcext:value-type="float">
            <text:p>152.6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4" calcext:value-type="date">
            <text:p>11/14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5" calcext:value-type="date">
            <text:p>11/15/18</text:p>
          </table:table-cell>
          <table:table-cell office:value-type="float" office:value="151.2" calcext:value-type="float">
            <text:p>151.2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7" calcext:value-type="date">
            <text:p>11/17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8" calcext:value-type="date">
            <text:p>11/18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9" calcext:value-type="date">
            <text:p>11/19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0" calcext:value-type="date">
            <text:p>11/20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1" calcext:value-type="date">
            <text:p>11/21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2" calcext:value-type="date">
            <text:p>11/22/18</text:p>
          </table:table-cell>
          <table:table-cell office:value-type="float" office:value="150.8" calcext:value-type="float">
            <text:p>150.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3" calcext:value-type="date">
            <text:p>11/2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4" calcext:value-type="date">
            <text:p>11/24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5" calcext:value-type="date">
            <text:p>11/25/18</text:p>
          </table:table-cell>
          <table:table-cell office:value-type="float" office:value="153.2" calcext:value-type="float">
            <text:p>153.2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6" calcext:value-type="date">
            <text:p>11/26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7" calcext:value-type="date">
            <text:p>11/27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8" calcext:value-type="date">
            <text:p>11/28/18</text:p>
          </table:table-cell>
          <table:table-cell office:value-type="float" office:value="154.4" calcext:value-type="float">
            <text:p>154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9" calcext:value-type="date">
            <text:p>11/29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30" calcext:value-type="date">
            <text:p>11/30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1" calcext:value-type="date">
            <text:p>12/01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2" calcext:value-type="date">
            <text:p>12/02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3" calcext:value-type="date">
            <text:p>12/0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4" calcext:value-type="date">
            <text:p>12/04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5" calcext:value-type="date">
            <text:p>12/05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float" office:value="153.8" calcext:value-type="float">
            <text:p>153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float" office:value="151.8" calcext:value-type="float">
            <text:p>151.8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8" calcext:value-type="date">
            <text:p>12/08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9" calcext:value-type="date">
            <text:p>12/09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0" calcext:value-type="date">
            <text:p>12/10/18</text:p>
          </table:table-cell>
          <table:table-cell table:style-name="Default" office:value-type="float" office:value="156.4" calcext:value-type="float">
            <text:p>156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1" calcext:value-type="date">
            <text:p>12/11/18</text:p>
          </table:table-cell>
          <table:table-cell office:value-type="float" office:value="158" calcext:value-type="float">
            <text:p>158.0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2" calcext:value-type="date">
            <text:p>12/12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3" calcext:value-type="date">
            <text:p>12/13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4" calcext:value-type="date">
            <text:p>12/14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5" calcext:value-type="date">
            <text:p>12/15/18</text:p>
          </table:table-cell>
          <table:table-cell office:value-type="float" office:value="155.4" calcext:value-type="float">
            <text:p>155.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6" calcext:value-type="date">
            <text:p>12/16/18</text:p>
          </table:table-cell>
          <table:table-cell office:value-type="float" office:value="154.8" calcext:value-type="float">
            <text:p>154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7" calcext:value-type="date">
            <text:p>12/17/18</text:p>
          </table:table-cell>
          <table:table-cell office:value-type="float" office:value="156.8" calcext:value-type="float">
            <text:p>156.8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8" calcext:value-type="date">
            <text:p>12/18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9" calcext:value-type="date">
            <text:p>12/19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0" calcext:value-type="date">
            <text:p>12/20/18</text:p>
          </table:table-cell>
          <table:table-cell office:value-type="float" office:value="155.2" calcext:value-type="float">
            <text:p>155.2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1" calcext:value-type="date">
            <text:p>12/21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2" calcext:value-type="date">
            <text:p>12/22/18</text:p>
          </table:table-cell>
          <table:table-cell office:value-type="float" office:value="156.6" calcext:value-type="float">
            <text:p>156.6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3" calcext:value-type="date">
            <text:p>12/23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float" office:value="156.8" calcext:value-type="float">
            <text:p>156.8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5" calcext:value-type="date">
            <text:p>12/25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6" calcext:value-type="date">
            <text:p>12/26/18</text:p>
          </table:table-cell>
          <table:table-cell office:value-type="float" office:value="158.6" calcext:value-type="float">
            <text:p>158.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7" calcext:value-type="date">
            <text:p>12/27/18</text:p>
          </table:table-cell>
          <table:table-cell office:value-type="float" office:value="157.8" calcext:value-type="float">
            <text:p>157.8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8" calcext:value-type="date">
            <text:p>12/28/18</text:p>
          </table:table-cell>
          <table:table-cell office:value-type="float" office:value="158" calcext:value-type="float">
            <text:p>158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9" calcext:value-type="date">
            <text:p>12/29/18</text:p>
          </table:table-cell>
          <table:table-cell office:value-type="float" office:value="158.2" calcext:value-type="float">
            <text:p>158.2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30" calcext:value-type="date">
            <text:p>12/30/18</text:p>
          </table:table-cell>
          <table:table-cell office:value-type="float" office:value="157" calcext:value-type="float">
            <text:p>157.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31" calcext:value-type="date">
            <text:p>12/31/18</text:p>
          </table:table-cell>
          <table:table-cell office:value-type="float" office:value="157" calcext:value-type="float">
            <text:p>157.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1" calcext:value-type="date">
            <text:p>01/01/19</text:p>
          </table:table-cell>
          <table:table-cell office:value-type="float" office:value="157.8" calcext:value-type="float">
            <text:p>157.80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2" calcext:value-type="date">
            <text:p>01/02/19</text:p>
          </table:table-cell>
          <table:table-cell office:value-type="float" office:value="160.8" calcext:value-type="float">
            <text:p>160.8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3" calcext:value-type="date">
            <text:p>01/03/19</text:p>
          </table:table-cell>
          <table:table-cell office:value-type="float" office:value="159.6" calcext:value-type="float">
            <text:p>159.6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4" calcext:value-type="date">
            <text:p>01/04/19</text:p>
          </table:table-cell>
          <table:table-cell office:value-type="float" office:value="159.6" calcext:value-type="float">
            <text:p>159.6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5" calcext:value-type="date">
            <text:p>01/05/19</text:p>
          </table:table-cell>
          <table:table-cell office:value-type="float" office:value="160.8" calcext:value-type="float">
            <text:p>160.8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6" calcext:value-type="date">
            <text:p>01/06/19</text:p>
          </table:table-cell>
          <table:table-cell table:style-name="Default" office:value-type="float" office:value="161.8" calcext:value-type="float">
            <text:p>161.8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7" calcext:value-type="date">
            <text:p>01/07/19</text:p>
          </table:table-cell>
          <table:table-cell office:value-type="float" office:value="162.2" calcext:value-type="float">
            <text:p>162.2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8" calcext:value-type="date">
            <text:p>01/08/19</text:p>
          </table:table-cell>
          <table:table-cell office:value-type="float" office:value="162" calcext:value-type="float">
            <text:p>162.00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9" calcext:value-type="date">
            <text:p>01/09/19</text:p>
          </table:table-cell>
          <table:table-cell office:value-type="float" office:value="164" calcext:value-type="float">
            <text:p>164.0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0" calcext:value-type="date">
            <text:p>01/10/19</text:p>
          </table:table-cell>
          <table:table-cell office:value-type="float" office:value="163.6" calcext:value-type="float">
            <text:p>163.60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1" calcext:value-type="date">
            <text:p>01/11/19</text:p>
          </table:table-cell>
          <table:table-cell office:value-type="float" office:value="163.6" calcext:value-type="float">
            <text:p>163.6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2" calcext:value-type="date">
            <text:p>01/12/19</text:p>
          </table:table-cell>
          <table:table-cell office:value-type="float" office:value="162.6" calcext:value-type="float">
            <text:p>162.60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float" office:value="162.4" calcext:value-type="float">
            <text:p>162.4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4" calcext:value-type="date">
            <text:p>01/14/19</text:p>
          </table:table-cell>
          <table:table-cell office:value-type="float" office:value="166.2" calcext:value-type="float">
            <text:p>166.20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5" calcext:value-type="date">
            <text:p>01/15/19</text:p>
          </table:table-cell>
          <table:table-cell office:value-type="float" office:value="163.4" calcext:value-type="float">
            <text:p>163.4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6" calcext:value-type="date">
            <text:p>01/16/19</text:p>
          </table:table-cell>
          <table:table-cell office:value-type="float" office:value="164.2" calcext:value-type="float">
            <text:p>164.2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7" calcext:value-type="date">
            <text:p>01/17/19</text:p>
          </table:table-cell>
          <table:table-cell office:value-type="float" office:value="165" calcext:value-type="float">
            <text:p>165.0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8" calcext:value-type="date">
            <text:p>01/18/19</text:p>
          </table:table-cell>
          <table:table-cell office:value-type="float" office:value="166" calcext:value-type="float">
            <text:p>166.00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9" calcext:value-type="date">
            <text:p>01/19/19</text:p>
          </table:table-cell>
          <table:table-cell office:value-type="float" office:value="164.6" calcext:value-type="float">
            <text:p>164.6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0" calcext:value-type="date">
            <text:p>01/20/19</text:p>
          </table:table-cell>
          <table:table-cell office:value-type="float" office:value="165.2" calcext:value-type="float">
            <text:p>165.20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4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2:21:49.518547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0T12:24:47.497265894</dc:date>
    <meta:editing-duration>PT8H38M45S</meta:editing-duration>
    <meta:editing-cycles>26</meta:editing-cycles>
    <meta:generator>LibreOffice/6.0.7.3$Linux_X86_64 LibreOffice_project/00m0$Build-3</meta:generator>
    <meta:document-statistic meta:table-count="1" meta:cell-count="598" meta:object-count="0"/>
  </office:meta>
</office:document-meta>
</file>